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14H55M00S" calcext:value-type="time">
            <text:p>114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00:00:02.487620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7T18:20:13.626538263</dc:date>
    <dc:creator>Tamino Hartmann</dc:creator>
    <meta:editing-duration>PT2H34M11S</meta:editing-duration>
    <meta:editing-cycles>89</meta:editing-cycles>
    <meta:generator>LibreOffice/4.1.2.3$Linux_X86_64 LibreOffice_project/410m0$Build-3</meta:generator>
    <meta:document-statistic meta:table-count="3" meta:cell-count="345" meta:object-count="0"/>
  </office:meta>
</office:document-meta>
</file>